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3366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ff3366" draw:fill-color="#663300" draw:textarea-horizontal-align="center" draw:textarea-vertical-align="middle"/>
    </style:style>
    <style:style style:name="gr4" style:family="graphic" style:parent-style-name="standard">
      <style:graphic-properties svg:stroke-color="#ff3366" draw:fill-color="#0047ff" draw:textarea-horizontal-align="center" draw:textarea-vertical-align="middle"/>
    </style:style>
    <style:style style:name="gr5" style:family="graphic" style:parent-style-name="standard">
      <style:graphic-properties svg:stroke-color="#ff3366" draw:fill-color="#ccccff" draw:textarea-horizontal-align="center" draw:textarea-vertical-align="middle"/>
    </style:style>
    <style:style style:name="gr6" style:family="graphic" style:parent-style-name="standard">
      <style:graphic-properties svg:stroke-color="#23ff23" draw:fill-color="#663300" draw:textarea-horizontal-align="center" draw:textarea-vertical-align="middle"/>
    </style:style>
    <style:style style:name="gr7" style:family="graphic" style:parent-style-name="standard">
      <style:graphic-properties svg:stroke-color="#23ff23" draw:fill-color="#0047ff" draw:textarea-horizontal-align="center" draw:textarea-vertical-align="middle"/>
    </style:style>
    <style:style style:name="gr8" style:family="graphic" style:parent-style-name="standard">
      <style:graphic-properties svg:stroke-color="#23ff23" draw:fill-color="#ccccff" draw:textarea-horizontal-align="center" draw:textarea-vertical-align="middle"/>
    </style:style>
    <style:style style:name="gr9" style:family="graphic" style:parent-style-name="standard">
      <style:graphic-properties svg:stroke-color="#00ffff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ar System" draw:style-name="dp1" draw:master-page-name="Standard">
        <draw:circle draw:style-name="gr1" draw:text-style-name="P1" draw:id="id1" draw:layer="layout" svg:width="4.75cm" svg:height="4.75cm" svg:x="3.125cm" svg:y="12.475cm">
          <text:p text:style-name="P1">star system </text:p>
          <text:p text:style-name="P1">graphic</text:p>
        </draw:circle>
        <draw:circle draw:style-name="gr1" draw:text-style-name="P2" draw:id="id2" draw:layer="layout" svg:width="2.5cm" svg:height="2.5cm" svg:x="4.25cm" svg:y="9cm">
          <text:p text:style-name="P2"><text:span text:style-name="T1">system</text:span></text:p>
          <text:p text:style-name="P2"><text:span text:style-name="T1">graphic</text:span></text:p>
          <text:p text:style-name="P2"><text:span text:style-name="T1">objects</text:span></text:p>
        </draw:circle>
        <draw:connector draw:style-name="gr2" draw:text-style-name="P1" draw:layer="layout" svg:x1="5.5cm" svg:y1="12.475cm" svg:x2="5.5cm" svg:y2="11.5cm" draw:start-shape="id1" draw:start-glue-point="0" draw:end-shape="id2" svg:d="m5500 12475v-975">
          <text:p/>
        </draw:connector>
        <draw:circle draw:style-name="gr3" draw:text-style-name="P3" draw:id="id3" draw:layer="layout" svg:width="2.5cm" svg:height="2.5cm" svg:x="1cm" svg:y="4.8cm">
          <text:p text:style-name="P3"><text:span text:style-name="T2">asteroid</text:span></text:p>
          <text:p text:style-name="P3"><text:span text:style-name="T2">graphic</text:span></text:p>
        </draw:circle>
        <draw:circle draw:style-name="gr4" draw:text-style-name="P3" draw:id="id4" draw:layer="layout" svg:width="2.5cm" svg:height="2.5cm" svg:x="4.25cm" svg:y="4.8cm">
          <text:p text:style-name="P3"><text:span text:style-name="T2">planet</text:span></text:p>
          <text:p text:style-name="P3"><text:span text:style-name="T2">graphic</text:span></text:p>
        </draw:circle>
        <draw:circle draw:style-name="gr5" draw:text-style-name="P2" draw:id="id5" draw:layer="layout" svg:width="2.5cm" svg:height="2.5cm" svg:x="7.5cm" svg:y="4.8cm">
          <text:p text:style-name="P2">vessel</text:p>
          <text:p text:style-name="P2">graphic</text:p>
        </draw:circle>
        <draw:connector draw:style-name="gr2" draw:text-style-name="P1" draw:layer="layout" draw:type="curve" svg:x1="2.25cm" svg:y1="7.3cm" svg:x2="5.5cm" svg:y2="9cm" draw:start-shape="id3" draw:start-glue-point="2" draw:end-shape="id2" svg:d="m2250 7300c0 1275 3250 425 3250 1700">
          <text:p/>
        </draw:connector>
        <draw:connector draw:style-name="gr2" draw:text-style-name="P1" draw:layer="layout" draw:type="curve" svg:x1="5.5cm" svg:y1="7.3cm" svg:x2="5.5cm" svg:y2="9cm" draw:start-shape="id4" draw:end-shape="id2" draw:end-glue-point="0" svg:d="m5500 7300v1700">
          <text:p/>
        </draw:connector>
        <draw:connector draw:style-name="gr2" draw:text-style-name="P1" draw:layer="layout" draw:type="curve" svg:x1="8.75cm" svg:y1="7.3cm" svg:x2="5.5cm" svg:y2="9cm" draw:start-shape="id5" draw:end-shape="id2" draw:end-glue-point="0" svg:d="m8750 7300c0 1275-3250 425-3250 1700">
          <text:p/>
        </draw:connector>
        <draw:circle draw:style-name="gr6" draw:text-style-name="P3" draw:id="id6" draw:layer="layout" svg:width="2.5cm" svg:height="2.5cm" svg:x="17.5cm" svg:y="4.8cm">
          <text:p text:style-name="P3"><text:span text:style-name="T2">asteroid</text:span></text:p>
        </draw:circle>
        <draw:circle draw:style-name="gr7" draw:text-style-name="P3" draw:id="id7" draw:layer="layout" svg:width="2.5cm" svg:height="2.5cm" svg:x="14.35cm" svg:y="4.8cm">
          <text:p text:style-name="P3"><text:span text:style-name="T2">planet</text:span></text:p>
        </draw:circle>
        <draw:circle draw:style-name="gr8" draw:text-style-name="P2" draw:id="id8" draw:layer="layout" svg:width="2.5cm" svg:height="2.5cm" svg:x="11cm" svg:y="4.8cm">
          <text:p text:style-name="P2">vessel</text:p>
        </draw:circle>
        <draw:circle draw:style-name="gr9" draw:text-style-name="P1" draw:id="id9" draw:layer="layout" svg:width="4.75cm" svg:height="4.75cm" svg:x="13.125cm" svg:y="12.475cm">
          <text:p text:style-name="P1">star system</text:p>
        </draw:circle>
        <draw:connector draw:style-name="gr2" draw:text-style-name="P1" draw:layer="layout" draw:type="curve" draw:line-skew="-1.549cm" svg:x1="2.25cm" svg:y1="4.8cm" svg:x2="18.75cm" svg:y2="4.8cm" draw:start-shape="id3" draw:start-glue-point="0" draw:end-shape="id6" draw:end-glue-point="0" svg:d="m2250 4800c0-3075 16500-3075 16500 0">
          <text:p/>
        </draw:connector>
        <draw:connector draw:style-name="gr2" draw:text-style-name="P1" draw:layer="layout" draw:type="curve" draw:line-skew="-1.049cm" svg:x1="5.5cm" svg:y1="4.8cm" svg:x2="15.6cm" svg:y2="4.8cm" draw:start-shape="id4" draw:start-glue-point="0" draw:end-shape="id7" draw:end-glue-point="0" svg:d="m5500 4800c0-2325 10100-2325 10100 0">
          <text:p/>
        </draw:connector>
        <draw:connector draw:style-name="gr2" draw:text-style-name="P1" draw:layer="layout" draw:type="curve" draw:line-skew="-0.549cm" svg:x1="8.75cm" svg:y1="4.8cm" svg:x2="12.25cm" svg:y2="4.8cm" draw:start-shape="id5" draw:start-glue-point="0" draw:end-shape="id8" svg:d="m8750 4800c0-1575 3500-1575 3500 0">
          <text:p/>
        </draw:connector>
        <draw:connector draw:style-name="gr2" draw:text-style-name="P1" draw:layer="layout" draw:type="curve" svg:x1="15.5cm" svg:y1="12.475cm" svg:x2="12.25cm" svg:y2="7.3cm" draw:start-shape="id9" draw:end-shape="id8" draw:end-glue-point="2" svg:d="m15500 12475c0-3880-3250-1293-3250-5175">
          <text:p/>
        </draw:connector>
        <draw:connector draw:style-name="gr2" draw:text-style-name="P1" draw:layer="layout" draw:type="curve" svg:x1="15.5cm" svg:y1="12.475cm" svg:x2="15.55cm" svg:y2="7.3cm" draw:start-shape="id9" draw:start-glue-point="0" svg:d="m15500 12475c0-4257 50-1670 50-5175">
          <text:p/>
        </draw:connector>
        <draw:connector draw:style-name="gr2" draw:text-style-name="P1" draw:layer="layout" draw:type="curve" svg:x1="15.5cm" svg:y1="12.475cm" svg:x2="18.75cm" svg:y2="7.3cm" draw:start-shape="id9" draw:start-glue-point="0" draw:end-shape="id6" draw:end-glue-point="2" svg:d="m15500 12475c0-3880 3250-1293 3250-5175">
          <text:p/>
        </draw:connector>
        <draw:connector draw:style-name="gr2" draw:text-style-name="P1" draw:layer="layout" draw:type="curve" svg:x1="7.875cm" svg:y1="14.85cm" svg:x2="13.125cm" svg:y2="14.85cm" draw:start-shape="id1" draw:end-shape="id9" svg:d="m7875 14850h5250">
          <text:p/>
        </draw:connector>
      </draw:page>
      <draw:page draw:name="Planet" draw:style-name="dp1" draw:master-page-name="Standard">
        <draw:circle draw:style-name="gr10" draw:text-style-name="P1" draw:id="id10" draw:layer="layout" svg:width="4.75cm" svg:height="4.75cm" svg:x="8.125cm" svg:y="12.475cm">
          <text:p text:style-name="P1">planet</text:p>
        </draw:circle>
        <draw:circle draw:style-name="gr10" draw:text-style-name="P2" draw:id="id11" draw:layer="layout" svg:width="2.5cm" svg:height="2.5cm" svg:x="9.25cm" svg:y="8cm">
          <text:p text:style-name="P2"><text:span text:style-name="T1">colonies</text:span></text:p>
        </draw:circle>
        <draw:connector draw:style-name="gr11" draw:text-style-name="P1" draw:layer="layout" draw:type="curve" svg:x1="10.5cm" svg:y1="12.475cm" svg:x2="10.5cm" svg:y2="10.5cm" draw:start-shape="id10" draw:end-shape="id11" draw:end-glue-point="2" svg:d="m10500 12475v-1975">
          <text:p/>
        </draw:connector>
        <draw:circle draw:style-name="gr10" draw:text-style-name="P2" draw:id="id12" draw:layer="layout" svg:width="2.5cm" svg:height="2.5cm" svg:x="5.25cm" svg:y="8cm">
          <text:p text:style-name="P2"><text:span text:style-name="T1">biomes</text:span></text:p>
        </draw:circle>
        <draw:connector draw:style-name="gr11" draw:text-style-name="P1" draw:layer="layout" draw:type="curve" svg:x1="10.5cm" svg:y1="12.475cm" svg:x2="6.5cm" svg:y2="10.5cm" draw:start-shape="id10" draw:start-glue-point="0" draw:end-shape="id12" svg:d="m10500 12475c0-1480-4000-493-4000-19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16pt" fo:font-style="normal" fo:text-shadow="none" style:text-underline-style="none" fo:font-weight="normal" style:letter-kerning="true" style:font-family-asian="'MS PGothic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8T07:55:08.53</meta:creation-date>
    <dc:date>2011-05-08T09:27:28.79</dc:date>
    <meta:editing-duration>PT01H17M06S</meta:editing-duration>
    <meta:editing-cycles>8</meta:editing-cycles>
    <meta:generator>OpenOffice.org/3.2$Win32 OpenOffice.org_project/320m12$Build-9483</meta:generator>
    <meta:document-statistic meta:object-count="25"/>
  </office:meta>
</office:document-meta>
</file>